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1d1d26"/>
      <style:paragraph-properties fo:background-color="#1d1d26" fo:padding="0in" fo:border="none" style:shadow="none"/>
    </style:style>
    <style:style style:name="T1" style:family="text">
      <style:text-properties fo:color="#e0957b" loext:opacity="100%" style:font-name="JetBrains Mono" fo:font-size="12pt" fo:font-style="normal" fo:font-weight="normal" style:font-size-asian="12pt" style:font-style-asian="normal" style:font-weight-asian="normal"/>
    </style:style>
    <style:style style:name="T2" style:family="text">
      <style:text-properties fo:color="#e0957b" loext:opacity="100%" style:font-name="JetBrains Mono" fo:font-size="12pt" fo:font-style="normal" fo:font-weight="bold" style:font-size-asian="12pt" style:font-style-asian="normal" style:font-weight-asian="bold"/>
    </style:style>
    <style:style style:name="T3" style:family="text">
      <style:text-properties fo:color="#c7a65d" loext:opacity="100%" style:font-name="JetBrains Mono" fo:font-size="12pt" fo:font-style="normal" fo:font-weight="normal" style:font-size-asian="12pt" style:font-style-asian="normal" style:font-weight-asian="normal"/>
    </style:style>
    <style:style style:name="T4" style:family="text">
      <style:text-properties fo:color="#c9c9d1" loext:opacity="100%" style:font-name="JetBrains Mono" fo:font-size="12pt" fo:font-style="normal" fo:font-weight="normal" style:font-size-asian="12pt" style:font-style-asian="normal" style:font-weight-asian="normal"/>
    </style:style>
    <style:style style:name="T5" style:family="text">
      <style:text-properties fo:color="#62a362" loext:opacity="100%" style:font-name="JetBrains Mono" fo:font-size="12pt" fo:font-style="normal" fo:font-weight="normal" style:font-size-asian="12pt" style:font-style-asian="normal" style:font-weight-asian="normal"/>
    </style:style>
    <style:style style:name="T6" style:family="text">
      <style:text-properties fo:color="#93a6f5" loext:opacity="100%" style:font-name="JetBrains Mono" fo:font-size="12pt" fo:font-style="italic" fo:font-weight="normal" style:font-size-asian="12pt" style:font-style-asian="italic" style:font-weight-asian="normal"/>
    </style:style>
    <style:style style:name="T7" style:family="text">
      <style:text-properties fo:color="#93a6f5" loext:opacity="100%" style:font-name="JetBrains Mono" fo:font-size="12pt" fo:font-style="normal" fo:font-weight="normal" style:font-size-asian="12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oid </text:span><text:span text:style-name="T3">getNotificationsLength</text:span><text:span text:style-name="T4">()</text:span><text:span text:style-name="T1">async</text:span><text:span text:style-name="T4">{</text:span><text:line-break/><text:span text:style-name="T4"> <text:s/>print(</text:span><text:span text:style-name="T5">"here"</text:span><text:span text:style-name="T4">)</text:span><text:span text:style-name="T2">;</text:span><text:line-break/><text:span text:style-name="T2"> <text:s/></text:span><text:span text:style-name="T1">try</text:span><text:span text:style-name="T4">{</text:span><text:line-break/><text:span text:style-name="T4"> <text:s text:c="3"/></text:span><text:span text:style-name="T1">final </text:span><text:span text:style-name="T4">CollectionReference _updates =</text:span><text:line-break/><text:span text:style-name="T4"> <text:s text:c="3"/>FirebaseFirestore.</text:span><text:span text:style-name="T6">instance</text:span><text:span text:style-name="T4">.collection(</text:span><text:span text:style-name="T5">'notifications'</text:span><text:span text:style-name="T4">)</text:span><text:span text:style-name="T2">;</text:span><text:line-break/><text:span text:style-name="T2"> <text:s text:c="3"/></text:span><text:span text:style-name="T1">await </text:span><text:span text:style-name="T4">_updates.where(</text:span><text:span text:style-name="T5">'type'</text:span><text:span text:style-name="T2">,</text:span><text:span text:style-name="T4">isNotEqualTo:</text:span><text:span text:style-name="T5">''</text:span><text:span text:style-name="T4">)</text:span><text:line-break/><text:span text:style-name="T4"> <text:s text:c="7"/>.get().then((snapshot) {</text:span><text:line-break/><text:span text:style-name="T4"> <text:s text:c="9"/>setState(() {</text:span><text:line-break/><text:span text:style-name="T4"> <text:s text:c="11"/></text:span><text:span text:style-name="T7">length</text:span><text:span text:style-name="T4">= snapshot.</text:span><text:span text:style-name="T7">docs</text:span><text:span text:style-name="T4">.</text:span><text:span text:style-name="T7">length</text:span><text:span text:style-name="T2">;</text:span><text:line-break/><text:span text:style-name="T2"> <text:s text:c="9"/></text:span><text:span text:style-name="T4">})</text:span><text:span text:style-name="T2">;</text:span><text:line-break/><text:line-break/><text:span text:style-name="T2"> <text:s text:c="5"/></text:span><text:span text:style-name="T4">print(</text:span><text:span text:style-name="T5">"length==</text:span><text:span text:style-name="T4">$</text:span><text:span text:style-name="T7">length</text:span><text:span text:style-name="T5">"</text:span><text:span text:style-name="T4">)</text:span><text:span text:style-name="T2">;</text:span><text:line-break/><text:span text:style-name="T2"> <text:s text:c="3"/></text:span><text:span text:style-name="T4">})</text:span><text:span text:style-name="T2">;</text:span><text:line-break/><text:span text:style-name="T2"> <text:s/></text:span><text:span text:style-name="T4">}</text:span><text:span text:style-name="T1">catch</text:span><text:span text:style-name="T4">(e){</text:span><text:line-break/><text:span text:style-name="T4"> <text:s text:c="3"/>print(</text:span><text:span text:style-name="T5">"error</text:span><text:span text:style-name="T4">$e</text:span><text:span text:style-name="T5">"</text:span><text:span text:style-name="T4">)</text:span><text:span text:style-name="T2">;</text:span><text:line-break/><text:span text:style-name="T2"> <text:s/></text:span><text:span text:style-name="T4">}</text:span><text:line-break/><text:span text:style-name="T4">}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5T22:31:45.628513705</meta:creation-date>
    <dc:date>2023-03-05T22:32:12.206210594</dc:date>
    <meta:editing-duration>PT29S</meta:editing-duration>
    <meta:editing-cycles>1</meta:editing-cycles>
    <meta:document-statistic meta:table-count="0" meta:image-count="0" meta:object-count="0" meta:page-count="1" meta:paragraph-count="1" meta:word-count="24" meta:character-count="404" meta:non-whitespace-character-count="306"/>
    <meta:generator>LibreOffice/7.3.7.2$Linux_X86_64 LibreOffice_project/30$Build-2</meta:generator>
  </office:meta>
</office:document-meta>
</file>